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c819"/>
    </style:style>
    <style:style style:name="P2" style:family="paragraph" style:parent-style-name="Standard">
      <style:text-properties officeooo:rsid="0005c819" officeooo:paragraph-rsid="0008e29f"/>
    </style:style>
    <style:style style:name="P3" style:family="paragraph" style:parent-style-name="Standard">
      <style:text-properties officeooo:rsid="000adbd9"/>
    </style:style>
    <style:style style:name="P4" style:family="paragraph" style:parent-style-name="Standard">
      <style:text-properties officeooo:rsid="0008e29f" officeooo:paragraph-rsid="000b2c67"/>
    </style:style>
    <style:style style:name="P5" style:family="paragraph" style:parent-style-name="Standard">
      <style:text-properties officeooo:rsid="0008e29f" officeooo:paragraph-rsid="0008e29f"/>
    </style:style>
    <style:style style:name="P6" style:family="paragraph" style:parent-style-name="Standard">
      <style:text-properties officeooo:rsid="0005c819" officeooo:paragraph-rsid="0008e29f"/>
    </style:style>
    <style:style style:name="T1" style:family="text">
      <style:text-properties officeooo:rsid="0005c819"/>
    </style:style>
    <style:style style:name="T2" style:family="text">
      <style:text-properties officeooo:rsid="0008e29f"/>
    </style:style>
    <style:style style:name="T3" style:family="text">
      <style:text-properties officeooo:rsid="000b2c6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span text:style-name="T1">Antonio Gonzalez</text:span></text:p>
      <text:p text:style-name="P1"><text:tab/>CSC 330: Data Structures</text:p>
      <text:p text:style-name="P1"><text:tab/><text:span text:style-name="T2">Lab#</text:span><text:span text:style-name="T3">4: The Vector Class</text:span></text:p>
      <text:p text:style-name="P1"><text:tab/><text:span text:style-name="T2">files: </text:span><text:span text:style-name="T3">Vector.h, vector_test.cpp</text:span></text:p>
      <text:p text:style-name="P3"/>
      <text:p text:style-name="P4"><text:tab/><text:span text:style-name="T3">This lab consists of a basic implementation of the vector container class. The functionality</text:span></text:p>
      <text:p text:style-name="P4"><text:span text:style-name="T3"><text:tab/>provided by this class is minimal when compared to the STL implementation of the same class.</text:span></text:p>
      <text:p text:style-name="P4"><text:span text:style-name="T3"><text:tab/>However, the core concepts <text:s/>such as dynamic memory management, proper initialization,</text:span></text:p>
      <text:p text:style-name="P4"><text:span text:style-name="T3"><text:tab/>and iterators are still presented. </text:span></text:p>
      <text:p text:style-name="P4"><text:span text:style-name="T3"/></text:p>
      <text:p text:style-name="P4"><text:span text:style-name="T3"><text:tab/>100% complete</text:span><text:tab/></text:p>
      <text:p text:style-name="P1"/>
      <text:p text:style-name="P2"><text:tab/><text:span text:style-name="T3">Time and Storage complexities:</text:span></text:p>
      <text:p text:style-name="P2"><text:tab/></text:p>
      <text:p text:style-name="P2"><draw:frame draw:style-name="fr1" draw:name="Object1" text:anchor-type="paragraph" svg:width="5.6311in" svg:height="4.74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0:42</meta:creation-date>
    <dc:date>2012-02-12T13:07:17</dc:date>
    <dc:creator>user </dc:creator>
    <meta:editing-duration>PT00H30M19S</meta:editing-duration>
    <meta:editing-cycles>4</meta:editing-cycles>
    <meta:generator>OpenOffice.org/3.2$Linux OpenOffice.org_project/320m19$Build-9505</meta:generator>
    <meta:document-statistic meta:table-count="0" meta:image-count="0" meta:object-count="1" meta:page-count="1" meta:paragraph-count="12" meta:word-count="65" meta:character-count="4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Vector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Vector(unsigned int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Vector(unsigned int, const T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Vector(const Vector&lt;T&gt; 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capacity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size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empty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beg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end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push_back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pop_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reserve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resiz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operator[](unsigned int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operator=(const Vector&lt;T&gt; 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02/12/2012</text:date>, <text:time>13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